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B2000000A836C1F572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Vin</text:p>
          </table:table-cell>
          <table:table-cell office:value-type="string">
            <text:p>R1</text:p>
          </table:table-cell>
          <table:table-cell office:value-type="string">
            <text:p>R2</text:p>
          </table:table-cell>
          <table:table-cell office:value-type="string">
            <text:p>Vou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700">
            <text:p>700</text:p>
          </table:table-cell>
          <table:table-cell table:formula="of:=[.C2]/([.B2]+[.C2])" office:value-type="float" office:value="0.875">
            <text:p>0.875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table:formula="of:=[.C3]/([.B3]+[.C3])" office:value-type="float" office:value="0.5">
            <text:p>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10000">
            <text:p>10000</text:p>
          </table:table-cell>
          <table:table-cell table:formula="of:=[.C4]/([.B4]+[.C4])" office:value-type="float" office:value="0.99009900990099">
            <text:p>0.990099009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>
            <draw:frame table:end-cell-address="Sheet1.B14" table:end-x="0.6469in" table:end-y="0.0677in" draw:z-index="0" draw:name="Graphics 1" draw:style-name="gr1" draw:text-style-name="P1" svg:width="1.5358in" svg:height="1.4236in" svg:x="0in" svg:y="0in">
              <draw:image xlink:href="Pictures/10000000000000B2000000A836C1F572.png" xlink:type="simple" xlink:show="embed" xlink:actuate="onLoad">
                <text:p/>
              </draw:image>
            </draw:frame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3">07/13/2013</text:date>, <text:time>21:59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9T14:36:02.25</meta:creation-date>
    <dc:date>2013-07-13T21:59:12.58</dc:date>
    <meta:editing-duration>P8DT3H31M58S</meta:editing-duration>
    <meta:editing-cycles>3</meta:editing-cycles>
    <meta:generator>OpenOffice.org/3.4.1$Win32 OpenOffice.org_project/341m1$Build-9593</meta:generator>
    <meta:document-statistic meta:table-count="3" meta:cell-count="16" meta:object-count="1"/>
  </office:meta>
</office:document-meta>
</file>